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ransportRequestTests.fallbackAfterTranspor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TransportRequestTests.createTransportRequest( Transport transport , Transport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ransportRequestTests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TransportRequestTests.fallbackAfter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TransportReques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